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ubtitle">
      <style:paragraph-properties fo:margin-top="0.499cm" fo:margin-bottom="4.001cm" loext:contextual-spacing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3" style:family="paragraph" style:parent-style-name="Text_20_body">
      <style:text-properties officeooo:rsid="003da329" officeooo:paragraph-rsid="003da329"/>
    </style:style>
    <style:style style:name="P4" style:family="paragraph" style:parent-style-name="Text_20_body">
      <style:text-properties officeooo:rsid="00487204" officeooo:paragraph-rsid="00487204"/>
    </style:style>
    <style:style style:name="P5" style:family="paragraph" style:parent-style-name="Text_20_body">
      <style:text-properties officeooo:rsid="004b04fb" officeooo:paragraph-rsid="004b04fb"/>
    </style:style>
    <style:style style:name="P6" style:family="paragraph" style:parent-style-name="Text_20_body" style:list-style-name="L1">
      <style:text-properties officeooo:paragraph-rsid="004b04fb"/>
    </style:style>
    <style:style style:name="P7" style:family="paragraph" style:parent-style-name="Text_20_body">
      <style:text-properties officeooo:paragraph-rsid="004b04fb"/>
    </style:style>
    <style:style style:name="P8" style:family="paragraph" style:parent-style-name="Title">
      <style:text-properties fo:font-size="32pt" officeooo:paragraph-rsid="0041226e" style:font-size-asian="28pt" style:font-size-complex="28pt"/>
    </style:style>
    <style:style style:name="P9" style:family="paragraph" style:parent-style-name="Title">
      <style:text-properties fo:font-size="20pt" fo:font-weight="normal" style:font-size-asian="28pt" style:font-weight-asian="normal" style:font-size-complex="28pt" style:font-weight-complex="normal"/>
    </style:style>
    <style:style style:name="P10" style:family="paragraph" style:parent-style-name="Title">
      <style:paragraph-properties fo:margin-top="0.499cm" fo:margin-bottom="2cm" loext:contextual-spacing="false"/>
      <style:text-properties fo:font-size="32pt" style:font-size-asian="32pt" style:font-size-complex="32pt"/>
    </style:style>
    <style:style style:name="P11" style:family="paragraph" style:parent-style-name="Title">
      <style:paragraph-properties fo:margin-top="0.42cm" fo:margin-bottom="2cm" loext:contextual-spacing="false"/>
      <style:text-properties style:font-name="Liberation Sans" fo:font-size="20pt" style:text-underline-style="solid" style:text-underline-width="auto" style:text-underline-color="font-color" fo:font-weight="normal" officeooo:paragraph-rsid="0041226e" style:font-name-asian="Noto Sans CJK SC" style:font-size-asian="20pt" style:font-weight-asian="normal" style:font-name-complex="Lohit Devanagari" style:font-size-complex="20pt" style:font-weight-complex="normal"/>
    </style:style>
    <style:style style:name="P12" style:family="paragraph" style:parent-style-name="Title">
      <style:paragraph-properties fo:margin-top="2cm" fo:margin-bottom="0.21cm" loext:contextual-spacing="false"/>
      <style:text-properties officeooo:paragraph-rsid="00444a39"/>
    </style:style>
    <style:style style:name="T1" style:family="text">
      <style:text-properties officeooo:rsid="003da329"/>
    </style:style>
    <style:style style:name="T2" style:family="text">
      <style:text-properties officeooo:rsid="003f9acb"/>
    </style:style>
    <style:style style:name="T3" style:family="text">
      <style:text-properties style:font-name="Liberation Sans" fo:font-size="32pt" fo:font-weight="bold" officeooo:rsid="00444a39" style:font-name-asian="Noto Sans CJK SC" style:font-size-asian="28pt" style:font-weight-asian="bold" style:font-name-complex="Lohit Devanagari" style:font-size-complex="28pt" style:font-weight-complex="bold"/>
    </style:style>
    <style:style style:name="T4" style:family="text">
      <style:text-properties officeooo:rsid="00487204"/>
    </style:style>
    <style:style style:name="T5" style:family="text">
      <style:text-properties officeooo:rsid="00493679"/>
    </style:style>
    <style:style style:name="T6" style:family="text">
      <style:text-properties officeooo:rsid="004b04fb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Oferta de servicio <text:span text:style-name="T5">de desarrollo de software</text:span></text:p>
      <text:p text:style-name="P12"><text:span text:style-name="T3">Adrián Rivera Villalobos</text:span></text:p>
      <text:p text:style-name="P2">Control de membresías</text:p>
      <text:p text:style-name="P8">Elaborado por</text:p>
      <text:p text:style-name="P11">Enmanuelle Acuña</text:p>
      <text:p text:style-name="P9">Noviembre, 2020</text:p>
      <text:p text:style-name="Text_20_body"/>
      <text:h text:style-name="P1" text:outline-level="1"><text:span text:style-name="T1">Introducción</text:span></text:h>
      <text:p text:style-name="P3">El presente documento buscar proponer el tiempo y costo necesario y adecuado para llevar a cabo un trabajo eficiente y eficaz de desarrollo <text:span text:style-name="T2">de software </text:span>a la medida, el cual satisfaga las necesidades o requerimientos expuestos o solicitados.</text:p>
      <text:h text:style-name="Heading_20_1" text:outline-level="1">Objetivos</text:h>
      <text:p text:style-name="P4">Elaborar un producto de software desarrollado a la medida, que sea moderno, de fácil uso y entendimiento, rápido en el procesamiento de la información, acorde y utilizando las tecnologías actuales.</text:p>
      <text:h text:style-name="Heading_20_1" text:outline-level="1">Requerimientos</text:h>
      <text:list xml:id="list3499065996" text:style-name="L1">
        <text:list-item>
          <text:p text:style-name="P6"><text:span text:style-name="T4">Desarrollo de una aplicación para computadora de escritorio con sistema operativo Windows</text:span></text:p>
        </text:list-item>
        <text:list-item>
          <text:p text:style-name="P6"><text:span text:style-name="T4">Debe permitir el control de membresías de un gimnasio, para que notifique y muestre cuando vence la mensualidad de los clientes.</text:span></text:p>
        </text:list-item>
      </text:list>
      <text:h text:style-name="Heading_20_1" text:outline-level="1">Detalle</text:h>
      <text:p text:style-name="P7"><text:span text:style-name="T6">Teniendo en cuenta el requerimiento numero 1, para el desarrollo de aplicaciones de escritorio se propone la utilización de la tecnología Windows Forms, parte de las herramientas y marco de trabajo Microsoft .Net Framework.</text:span></text:p>
      <text:h text:style-name="Heading_20_2" text:outline-level="2">Horas de trabajo</text:h>
      <text:p text:style-name="P5">Debido a la naturaleza del desarrollo, a continuación se especifica la cantidad de horas necesarias para llevar a cabo lo solicitado:</text:p>
      <text:p text:style-name="P5">Total de horas requeridas: 40 horas.</text:p>
      <text:h text:style-name="Heading_20_2" text:outline-level="2">Costo</text:h>
      <text:p text:style-name="P5">Según el objetivo del desarrollo, a continuación se especifica el monto total del valor del producto solicitado:</text:p>
      <text:p text:style-name="P5">Monto total para el desarrollo: <text:span text:style-name="T7">100,000.00 colones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nmanuelle Acuña</meta:initial-creator>
    <meta:creation-date>2020-11-27T15:52:28.530653038</meta:creation-date>
    <dc:date>2020-11-28T08:16:44.378310959</dc:date>
    <dc:creator>Enmanuelle Acuña</dc:creator>
    <meta:editing-duration>PT37M37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2" meta:paragraph-count="21" meta:word-count="215" meta:character-count="1409" meta:non-whitespace-character-count="1217"/>
  </office:meta>
</office:document-meta>
</file>